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text-properties style:font-name="Cambria" fo:font-weight="normal" style:font-weight-asian="normal" style:font-weight-complex="normal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2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font-name="Times New Roman" fo:font-style="normal" style:font-style-asian="normal" style:font-style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85cm" svg:height="0.9cm" draw:z-index="2"><draw:image xlink:href="../../odt/images/3110.png" xlink:type="simple" xlink:show="embed" xlink:actuate="onLoad"/></draw:frame></text:p>
          </table:table-cell>
          <table:table-cell table:style-name="Table1.B1" office:value-type="string">
            <text:h text:style-name="P12" text:outline-level="1">Ёмкость электрическая идеальная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06cm" svg:height="2.14cm" draw:z-index="0"><draw:image xlink:href="../../odt/images/3110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052cm" svg:height="1.184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6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, </text:span><text:span text:style-name="T7">В</text:span><text:span text:style-name="T2">;</text:span></text:p>
            <text:p text:style-name="P2"><text:span text:style-name="T2"><draw:frame draw:style-name="fr3" draw:name="Объект3" text:anchor-type="as-char" svg:width="0.572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ёмкость, Ф</text:span><text:span text:style-name="T2">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, </text:span><text:span text:style-name="T7">А</text:span><text:span text:style-name="T2">.</text:span></text:p>
            <text:p text:style-name="P6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ёмкостных элементов.</text:p>
            <text:p text:style-name="P6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2"><text:span text:style-name="T2"><draw:frame draw:style-name="fr3" draw:name="Объект5" text:anchor-type="as-char" svg:width="4.82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6">где:</text:p>
            <text:p text:style-name="P2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2"><text:span text:style-name="T2"><draw:frame draw:style-name="fr3" draw:name="Объект12" text:anchor-type="as-char" svg:width="0.827cm" svg:height="0.617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разность потенциалов узлов на шаге n, к которым подключен данный элемент;</text:span></text:p>
            <text:p text:style-name="P2"><text:span text:style-name="T2"><draw:frame draw:style-name="fr3" draw:name="Объект7" text:anchor-type="as-char" svg:width="0.467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2"><text:soft-page-break/><text:span text:style-name="T2"><draw:frame draw:style-name="fr3" draw:name="Объект8" text:anchor-type="as-char" svg:width="1.108cm" svg:height="0.617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.</text:span></text:p>
            <text:p text:style-name="P6">Соотвественно этому соотношению <text:span text:style-name="T8">ёмкость</text:span> может быть представлена как линейное сопротивление с проводимостью равной:</text:p>
            <text:p text:style-name="P2"><text:span text:style-name="T2"><draw:frame draw:style-name="fr3" draw:name="Объект10" text:anchor-type="as-char" svg:width="1.388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6">с источником тока равным:</text:p>
            <text:p text:style-name="P2"><text:span text:style-name="T2"><draw:frame draw:style-name="fr3" draw:name="Объект11" text:anchor-type="as-char" svg:width="2.775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7"><draw:frame draw:style-name="fr2" draw:name="Графический объект3" text:anchor-type="as-char" svg:width="15cm" svg:height="10.61cm" draw:z-index="13"><draw:image xlink:href="../../odt/images/3110_ris_1.png" xlink:type="simple" xlink:show="embed" xlink:actuate="onLoad"/></draw:frame></text:p>
            <text:p text:style-name="P7">Рисунок <text:span text:style-name="T8">1 – </text:span>Внутренняя структура блока «<text:span text:style-name="T8">Ёмкость</text:span> <text:span text:style-name="T8">электрическая </text:span>идеальная»</text:p>
            <text:p text:style-name="P8">На рисунке 1 изображена графически представленная в среде разработки ПК «МВТУ-4» схема аппроксимации ёмкости, соотвествующая вышеприведённым соотношениям.</text:p>
            <text:p text:style-name="P1"><text:span text:style-name="T9">Свойства</text:span><text:span text:style-name="T8">:</text:span></text:p>
            <text:list xml:id="list88257924167577953" text:style-name="L1">
              <text:list-item>
                <text:p text:style-name="P3"><text:span text:style-name="T7">Ёмкость, Ф</text:span> – число, задающее значение ёмкости.</text:p>
              </text:list-item>
            </text:list>
            <text:p text:style-name="P1"><text:span text:style-name="T15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9">Числовое</text:span><text:span text:style-name="T8"> задание </text:span><text:span text:style-name="T8">свойства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<text:soft-page-break/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Ёмкость, Ф</text:p>
                </table:table-cell>
                <table:table-cell table:style-name="Таблица1.B3" office:value-type="string">
                  <text:p text:style-name="P1">1<text:span text:style-name="T1">e-4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6">Именованное</text:span><text:span text:style-name="T15"> задание </text:span><text:span text:style-name="T11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Ёмкость, Ф</text:p>
                </table:table-cell>
                <table:table-cell table:style-name="Таблица1.B3" office:value-type="string">
                  <text:p text:style-name="P1">с5</text:p>
                </table:table-cell>
              </table:table-row>
            </table:table>
            <text:p text:style-name="P1"><text:span text:style-name="T16">Примечани</text:span><text:span text:style-name="T9">я</text:span>:</text:p>
            <text:list xml:id="list9190360451806082295" text:style-name="L2">
              <text:list-item>
                <text:p text:style-name="P9"><text:span text:style-name="T8">Свойство блока должно быть </text:span><text:span text:style-name="T10">скалярной</text:span><text:span text:style-name="T8"> величиной</text:span>.</text:p>
              </text:list-item>
              <text:list-item>
                <text:p text:style-name="P5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идеальная</dc:title>
    <dc:date>2014-12-01T18:51:16.77</dc:date>
    <meta:generator>OpenOffice/4.1.1$Win32 OpenOffice.org_project/411m6$Build-9775</meta:generator>
    <meta:editing-duration>PT3H32M49S</meta:editing-duration>
    <meta:editing-cycles>99</meta:editing-cycles>
    <meta:document-statistic meta:table-count="2" meta:image-count="3" meta:object-count="11" meta:page-count="3" meta:paragraph-count="43" meta:word-count="234" meta:character-count="17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row>
          <mi>C</mi>
          <mo stretchy="false">⋅</mo>
          <mrow>
            <mfrac>
              <mrow>
                <mi mathvariant="italic">du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i(t) = C cdot {{du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C</mi>
          <mi>h</mi>
        </mfrac>
      </mrow>
    </mrow>
    <annotation encoding="StarMath 5.0">y = C over h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row>
            <mo stretchy="false">−</mo>
            <mrow>
              <mfrac>
                <mi>C</mi>
                <mi>h</mi>
              </mfrac>
            </mrow>
          </mrow>
          <mo stretchy="false">⋅</mo>
          <msup>
            <mi>u</mi>
            <mrow>
              <mo stretchy="false">[</mo>
              <mrow>
                <mi>n</mi>
              </mrow>
              <mo stretchy="false">]</mo>
            </mrow>
          </msup>
        </mrow>
      </mrow>
    </mrow>
    <annotation encoding="StarMath 5.0">i_src = - {C over h} cdot u^[n]</annotation>
  </semantics>
</math>
</file>

<file path=Object 12/content.xml><?xml version="1.0" encoding="utf-8"?>
<math xmlns="http://www.w3.org/1998/Math/MathML">
  <semantics>
    <mrow>
      <msup>
        <mi>u</mi>
        <mrow>
          <mo stretchy="false">[</mo>
          <mrow>
            <mi>n</mi>
          </mrow>
          <mo stretchy="false">]</mo>
        </mrow>
      </msup>
    </mrow>
    <annotation encoding="StarMath 5.0">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  <mo stretchy="false">−</mo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^[n+1] = C over h cdot u^[n+1] - C over h cdot u^[n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